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8000000EEDC1BCEB1AE730894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5.95cm" draw:z-index="0"><draw:image xlink:href="Pictures/10000000000002A8000000EEDC1BCEB1AE730894.jpg" xlink:type="simple" xlink:show="embed" xlink:actuate="onLoad"/>
    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initial-creator>Svante Schubert</meta:initial-creator>
    <meta:creation-date>2022-02-19T14:36:04.199000000</meta:creation-date>
    <dc:date>2022-02-19T14:37:21.247000000</dc:date>
    <dc:creator>Svante Schubert</dc:creator>
    <meta:editing-duration>PT1M1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2.2.2$Windows_X86_64 LibreOffice_project/02b2acce88a210515b4a5bb2e46cbfb63fe97d56</meta:generator>
  </office:meta>
</office:document-meta>
</file>